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Parser.Pattern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ternParser.addClass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r.parse( Input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ternParser.getLocationString( SAXPars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tternParser.warning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r.getPattern( String 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ternParser.resolveEntity(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r.readToken( StringBuffer char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PatternParser.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r.setConsumer( Pattern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enationDTDGenerator.generate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r.PatternParser( Pattern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ternParser.getInterletterValues( String p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tternParser.createPar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ternParser.addPattern( String p ,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r.fatal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ternParser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ternParser.pars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r.normalizeException( ArrayList 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atternParser.addException( String w , ArrayLis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r.startElement( String uri , String local , String raw , Attributes att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atternParser.getExceptionWord( ArrayList 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tternParser.characters( char ch [ ] , int start , int 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atternParser.parse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ternParser.endElement( String uri , String local , String raw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